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2cm" fo:margin-bottom="0.21cm" fo:text-align="start" style:justify-single-word="false"/>
    </style:style>
    <style:style style:name="P2" style:family="paragraph" style:parent-style-name="Text_20_body" style:list-style-name="L1">
      <style:paragraph-properties fo:margin-top="2cm" fo:margin-bottom="0.21cm"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zemysław Piotrowiak</text:h>
      <text:h text:style-name="P3" text:outline-level="1">Projekt bazy danych</text:h>
      <text:h text:style-name="P4" text:outline-level="2">Określenie wymagań aplikacji</text:h>
      <text:list xml:id="list29334693" text:style-name="L1">
        <text:list-item>
          <text:p text:style-name="P2">Lista potencjalnych użytkowników<text:line-break/></text:p>
        </text:list-item>
        <text:list-item>
          <text:p text:style-name="P2">Wymaganie funkcjonalne</text:p>
        </text:list-item>
        <text:list-item>
          <text:p text:style-name="P2">Wymagania niefunkcjonaln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rzemysław Piotrowiak</meta:initial-creator>
    <meta:creation-date>2010-05-15T09:16:17.03</meta:creation-date>
    <meta:generator>OpenOffice.org/3.0$Win32 OpenOffice.org_project/300m9$Build-9358</meta:generator>
    <meta:document-statistic meta:table-count="0" meta:image-count="0" meta:object-count="0" meta:page-count="1" meta:paragraph-count="6" meta:word-count="18" meta:character-count="154"/>
    <dc:date>2010-05-15T09:46:35.14</dc:date>
    <dc:creator>Przemysław Piotrowiak</dc:creator>
    <meta:editing-duration>PT00H30M27S</meta:editing-duration>
    <meta:editing-cycles>1</meta:editing-cycles>
    <meta:user-defined meta:name="Informacja 1"/>
    <meta:user-defined meta:name="Informacja 2"/>
    <meta:user-defined meta:name="Informacja 3"/>
    <meta:user-defined meta:name="Informacja 4"/>
  </office:meta>
</office:document-meta>
</file>